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officeooo:rsid="000c9ce2" officeooo:paragraph-rsid="000dd65c"/>
    </style:style>
    <style:style style:name="P2" style:family="paragraph" style:parent-style-name="Preformatted_20_Text">
      <style:paragraph-properties fo:line-height="150%"/>
      <style:text-properties style:font-name="Lato" fo:font-size="11pt" officeooo:rsid="000c9ce2" officeooo:paragraph-rsid="000c9ce2" style:font-size-asian="11pt" style:font-size-complex="11pt"/>
    </style:style>
    <style:style style:name="P3" style:family="paragraph" style:parent-style-name="Preformatted_20_Text">
      <style:paragraph-properties fo:line-height="150%"/>
      <style:text-properties style:font-name="Lato" fo:font-size="13pt" fo:font-weight="bold" officeooo:rsid="000c9ce2" officeooo:paragraph-rsid="000c9ce2" style:font-size-asian="13pt" style:font-weight-asian="bold" style:font-size-complex="13pt" style:font-weight-complex="bold"/>
    </style:style>
    <style:style style:name="T1" style:family="text">
      <style:text-properties officeooo:rsid="000dd65c"/>
    </style:style>
    <style:style style:name="T2" style:family="text">
      <style:text-properties style:font-name="Lato"/>
    </style:style>
    <style:style style:name="T3" style:family="text">
      <style:text-properties style:font-name="Lato" officeooo:rsid="000dd65c"/>
    </style:style>
    <style:style style:name="T4" style:family="text">
      <style:text-properties style:font-name="Lato" fo:font-size="11pt" style:font-size-asian="11pt" style:font-size-complex="11pt"/>
    </style:style>
    <style:style style:name="T5" style:family="text">
      <style:text-properties style:font-name="Lato" fo:font-size="11pt" officeooo:rsid="000dd65c" style:font-size-asian="11pt" style:font-size-complex="11pt"/>
    </style:style>
    <style:style style:name="T6" style:family="text">
      <style:text-properties officeooo:rsid="000e6c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Summary:**</text:p>
      <text:p text:style-name="P2">This Java project, named "AppLockers," provides a simple command-line application for managing files in a directory. It consists of three classes: `AppLockers` (the main class), `MainMenu`, and `SubMenu`. The program allows users to perform operations such as displaying file names in ascending order, adding a file, deleting a file, and searching for a file within the application. It also offers navigation options to return to the main context or exit the application.</text:p>
      <text:p text:style-name="P2"/>
      <text:p text:style-name="P2">**Instructions to Run the Application:**</text:p>
      <text:p text:style-name="P1"><text:span text:style-name="T4">1. </text:span><text:span text:style-name="T5">Access repository in link: </text:span><text:a xlink:type="simple" xlink:href="https://github.com/mjmcaldeira/Phase1Project" text:style-name="Internet_20_link" text:visited-style-name="Visited_20_Internet_20_Link"><text:span text:style-name="T5">https://github.com/mjmcaldeira/Phase1Project</text:span></text:a><text:span text:style-name="T4">.</text:span></text:p>
      <text:p text:style-name="P2">2. “Option<text:span text:style-name="T1">a</text:span>l” Create a directory named "FileFolder" in the same directory where your Java classes are located. This directory will store the application's files. <text:span text:style-name="T1">If it’s not created the program will create it.</text:span></text:p>
      <text:p text:style-name="P2">3. <text:span text:style-name="T6">Compile and </text:span>Run <text:span text:style-name="T6">(or import it to ECLIPSE IDE and run) </text:span>the `AppLockers` class, which contains the main method, to start the application.</text:p>
      <text:p text:style-name="P2"/>
      <text:p text:style-name="P3">**<text:span text:style-name="T6">Description</text:span>**</text:p>
      <text:p text:style-name="P2"/>
      <text:p text:style-name="P2">**AppLockers.java:**</text:p>
      <text:p text:style-name="P2">- The `main` method serves as the entry point of the application.</text:p>
      <text:p text:style-name="P2">- It prints a welcome message and version information.</text:p>
      <text:p text:style-name="P2">- It checks if the directory "FileFolder" exists and creates it if not using `createDirectoryIfNotExists`method from the MainMenu class.</text:p>
      <text:p text:style-name="P2">- If the directory is successfully created or already exists, it calls the `menuOptions` method from the `MainMenu` class to display the main menu.</text:p>
      <text:p text:style-name="P2"/>
      <text:p text:style-name="P2">**MainMenu.java:**</text:p>
      <text:p text:style-name="P2">- The `menuOptions` method displays the main menu and handles user input.</text:p>
      <text:p text:style-name="P2"><text:s text:c="2"/>- Users can choose from options to display files in ascending order, access other file-related operations, or exit the application.</text:p>
      <text:p text:style-name="P2"><text:s text:c="2"/>- It handles invalid input.</text:p>
      <text:p text:style-name="P2"><text:s text:c="2"/>- It uses a loop to continue processing as long as the user wants.</text:p>
      <text:p text:style-name="P2"><text:s text:c="2"/></text:p>
      <text:p text:style-name="P2">**SubMenu.java:**</text:p>
      <text:p text:style-name="P2">- The `subMenuOptions` method displays a sub-menu for file handling operations.</text:p>
      <text:p text:style-name="P2">- It provides options to create, delete, and search for files or return to the main menu.</text:p>
      <text:p text:style-name="P2"><text:soft-page-break/>- Each file operation is implemented as a separate method (`createFile`, `deleteFile`, `searchFile`).</text:p>
      <text:p text:style-name="P2">- These methods interact with the "FileFolder" directory to perform their respective tasks and provide appropriate feedback.</text:p>
      <text:p text:style-name="P2"/>
      <text:p text:style-name="P2">The application follows a clear menu-driven approach for managing files in the "FileFolder" directory, making it user-friendly and easy to underst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7:17:37.718499581</dc:date>
    <meta:editing-duration>PT3M48S</meta:editing-duration>
    <meta:editing-cycles>1</meta:editing-cycles>
    <meta:document-statistic meta:table-count="0" meta:image-count="0" meta:object-count="0" meta:page-count="2" meta:paragraph-count="24" meta:word-count="339" meta:character-count="2265" meta:non-whitespace-character-count="1941"/>
    <meta:generator>LibreOffice/5.1.6.2$Linux_X86_64 LibreOffice_project/10m0$Build-2</meta:generator>
  </office:meta>
</office:document-meta>
</file>